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462f" officeooo:paragraph-rsid="0018462f"/>
    </style:style>
    <style:style style:name="P2" style:family="paragraph" style:parent-style-name="Standard">
      <style:text-properties officeooo:rsid="000289d3" officeooo:paragraph-rsid="000289d3"/>
    </style:style>
    <style:style style:name="P3" style:family="paragraph" style:parent-style-name="Standard">
      <style:text-properties fo:font-size="14pt" fo:font-style="italic" style:text-underline-style="solid" style:text-underline-width="auto" style:text-underline-color="font-color" officeooo:rsid="000289d3" officeooo:paragraph-rsid="000289d3" style:font-size-asian="14pt" style:font-style-asian="italic" style:font-size-complex="14pt" style:font-style-complex="italic"/>
    </style:style>
    <style:style style:name="P4" style:family="paragraph" style:parent-style-name="Standard">
      <style:text-properties fo:font-size="14pt" fo:font-style="italic" style:text-underline-style="solid" style:text-underline-width="auto" style:text-underline-color="font-color" officeooo:rsid="0012c033" officeooo:paragraph-rsid="0012c033" style:font-size-asian="14pt" style:font-style-asian="italic" style:font-size-complex="14pt" style:font-style-complex="italic"/>
    </style:style>
    <style:style style:name="P5" style:family="paragraph" style:parent-style-name="Standard">
      <style:text-properties fo:font-weight="bold" officeooo:rsid="000289d3" officeooo:paragraph-rsid="000289d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289d3" officeooo:paragraph-rsid="000289d3" style:font-weight-asian="bold" style:font-weight-complex="bold"/>
    </style:style>
    <style:style style:name="P7" style:family="paragraph" style:parent-style-name="Standard">
      <style:text-properties fo:font-weight="bold" officeooo:rsid="000c6d63" officeooo:paragraph-rsid="000c6d63" style:font-weight-asian="bold" style:font-weight-complex="bold"/>
    </style:style>
    <style:style style:name="P8" style:family="paragraph" style:parent-style-name="Standard">
      <style:text-properties fo:font-weight="bold" officeooo:rsid="000cd89f" officeooo:paragraph-rsid="000cd89f" style:font-weight-asian="bold" style:font-weight-complex="bold"/>
    </style:style>
    <style:style style:name="P9" style:family="paragraph" style:parent-style-name="Standard">
      <style:text-properties officeooo:rsid="000c6d63" officeooo:paragraph-rsid="000c6d63"/>
    </style:style>
    <style:style style:name="P10" style:family="paragraph" style:parent-style-name="Standard">
      <style:text-properties officeooo:rsid="000cd89f" officeooo:paragraph-rsid="000cd89f"/>
    </style:style>
    <style:style style:name="P11" style:family="paragraph" style:parent-style-name="Standard">
      <style:text-properties officeooo:rsid="0012c033" officeooo:paragraph-rsid="0012c033"/>
    </style:style>
    <style:style style:name="P12" style:family="paragraph" style:parent-style-name="Standard">
      <style:text-properties officeooo:rsid="00149466" officeooo:paragraph-rsid="00149466"/>
    </style:style>
    <style:style style:name="P13" style:family="paragraph" style:parent-style-name="Standard">
      <style:text-properties style:text-underline-style="solid" style:text-underline-width="auto" style:text-underline-color="font-color" officeooo:rsid="00149466" officeooo:paragraph-rsid="00149466"/>
    </style:style>
    <style:style style:name="P14" style:family="paragraph" style:parent-style-name="Standard">
      <style:text-properties officeooo:rsid="00170bae" officeooo:paragraph-rsid="00170bae"/>
    </style:style>
    <style:style style:name="T1" style:family="text">
      <style:text-properties officeooo:rsid="0007ab48"/>
    </style:style>
    <style:style style:name="T2" style:family="text">
      <style:text-properties officeooo:rsid="0009d011"/>
    </style:style>
    <style:style style:name="T3" style:family="text">
      <style:text-properties officeooo:rsid="00119770"/>
    </style:style>
    <style:style style:name="T4" style:family="text">
      <style:text-properties fo:font-style="italic" officeooo:rsid="00119770" style:font-style-asian="italic" style:font-style-complex="italic"/>
    </style:style>
    <style:style style:name="T5" style:family="text">
      <style:text-properties fo:font-style="italic" officeooo:rsid="0015f5c1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9770" style:font-weight-asian="bold" style:font-weight-complex="bold"/>
    </style:style>
    <style:style style:name="T8" style:family="text">
      <style:text-properties officeooo:rsid="0015f5c1"/>
    </style:style>
    <style:style style:name="T9" style:family="text">
      <style:text-properties style:text-underline-style="solid" style:text-underline-width="auto" style:text-underline-color="font-color" officeooo:rsid="0015f5c1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Лекция 4</text:p>
      <text:p text:style-name="P3">§4. Эквивалентные НА. Теорема о переводе</text:p>
      <text:p text:style-name="P2"/>
      <text:p text:style-name="P2"><draw:frame draw:style-name="fr1" draw:name="Объект1" text:anchor-type="as-char" svg:y="-0.437cm" svg:width="3.193cm" svg:height="0.714cm" draw:z-index="0"><draw:object xlink:href="./Object 1" xlink:type="simple" xlink:show="embed" xlink:actuate="onLoad"/><draw:image xlink:href="./ObjectReplacements/Object 1" xlink:type="simple" xlink:show="embed" xlink:actuate="onLoad"/></draw:frame>называется вполне эквивалентным отражающим алгоритм <text:span text:style-name="T1">V, если</text:span></text:p>
      <text:p text:style-name="P2"><draw:frame draw:style-name="fr1" draw:name="Объект2" text:anchor-type="as-char" svg:y="-0.437cm" svg:width="7.763cm" svg:height="1.0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5"><text:span text:style-name="T2">1) </text:span>Замыкание НА</text:p>
      <text:p text:style-name="P2"/>
      <text:p text:style-name="P2"><draw:frame draw:style-name="fr1" draw:name="Объект3" text:anchor-type="as-char" svg:y="-0.956cm" svg:width="6.627cm" svg:height="1.76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1" draw:name="Объект4" text:anchor-type="as-char" svg:y="-0.437cm" svg:width="4.524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Переход к замыканию НА позволяет без ограничения общности не рассматривать ситуацию естественного обрыва процесса работы</text:p>
      <text:p text:style-name="P2"><draw:frame draw:style-name="fr1" draw:name="Объект5" text:anchor-type="as-char" svg:y="-0.437cm" svg:width="5.45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7">2) Естественное распространение НА на более широкий алфавит</text:p>
      <text:p text:style-name="P9"/>
      <text:p text:style-name="P9"><draw:frame draw:style-name="fr1" draw:name="Объект6" text:anchor-type="as-char" svg:y="-0.386cm" svg:width="9.312cm" svg:height="0.50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9"><draw:frame draw:style-name="fr1" draw:name="Объект7" text:anchor-type="as-char" svg:y="-0.437cm" svg:width="4.604cm" svg:height="0.55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9"/>
      <text:p text:style-name="P8">3) Формальное распространение на более широкий алфавит</text:p>
      <text:p text:style-name="P10"/>
      <text:p text:style-name="P10"><draw:frame draw:style-name="fr1" draw:name="Объект8" text:anchor-type="as-char" svg:y="-0.891cm" svg:width="6.11cm" svg:height="1.71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0"><draw:frame draw:style-name="fr1" draw:name="Объект9" text:anchor-type="as-char" svg:y="-0.437cm" svg:width="8.569cm" svg:height="0.55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0"/>
      <text:p text:style-name="P10"><draw:frame draw:style-name="fr1" draw:name="Объект10" text:anchor-type="as-char" svg:y="-0.377cm" svg:width="9.479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0"><draw:frame draw:style-name="fr1" draw:name="Объект11" text:anchor-type="as-char" svg:y="-0.437cm" svg:width="8.781cm" svg:height="0.59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<draw:frame draw:style-name="fr1" draw:name="Объект12" text:anchor-type="as-char" svg:y="-0.386cm" svg:width="8.483cm" svg:height="0.50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><draw:frame draw:style-name="fr1" draw:name="Объект13" text:anchor-type="as-char" svg:y="-0.377cm" svg:width="9.581cm" svg:height="0.95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0"/>
      <text:p text:style-name="P10"><text:span text:style-name="T6">Теорема </text:span><text:span text:style-name="T7">(о переводе).</text:span><text:span text:style-name="T3"> Пусть </text:span><text:span text:style-name="T4">V</text:span><text:span text:style-name="T3"> — произвольный алфавит. Каков бы ни был НА </text:span><text:span text:style-name="T3"><draw:frame draw:style-name="fr1" draw:name="Объект14" text:anchor-type="as-char" svg:y="-0.437cm" svg:width="2.013cm" svg:height="0.714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3"><text:s/>над алфавитом </text:span><text:span text:style-name="T4">V</text:span><text:span text:style-name="T3"> (т. е. В алфавите </text:span><text:span text:style-name="T3"><draw:frame draw:style-name="fr1" draw:name="Объект15" text:anchor-type="as-char" svg:y="-0.377cm" svg:width="1.355cm" svg:height="0.46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3">) может быть построен НА </text:span><text:span text:style-name="T4">В</text:span><text:span text:style-name="T3"> алфавите </text:span><text:span text:style-name="T3"><draw:frame draw:style-name="fr1" draw:name="Объект16" text:anchor-type="as-char" svg:y="-0.377cm" svg:width="3.727cm" svg:height="0.483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3">, такой что </text:span><text:span text:style-name="T3"><draw:frame draw:style-name="fr1" draw:name="Объект17" text:anchor-type="as-char" svg:y="-0.437cm" svg:width="4.406cm" svg:height="0.55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3">, т. е. </text:span><text:span text:style-name="T4">A </text:span><text:span text:style-name="T3">и </text:span><text:span text:style-name="T4">B</text:span><text:span text:style-name="T3"> вполне эквивалентны относительно алфавита </text:span><text:span text:style-name="T4">V</text:span></text:p>
      <text:p text:style-name="P10"/>
      <text:p text:style-name="P4">§5. Способы сочетания</text:p>
      <text:p text:style-name="P11"/>
      <text:p text:style-name="P13">1) Композиция</text:p>
      <text:p text:style-name="P12"/>
      <text:p text:style-name="P12"><text:span text:style-name="T6">Теорема композиции.</text:span> Каковы бы ни были НА <text:span text:style-name="T5">A</text:span><text:span text:style-name="T8"> и </text:span><text:span text:style-name="T5">B</text:span><text:span text:style-name="T8"> в алфавите </text:span><text:span text:style-name="T5">V</text:span><text:span text:style-name="T8">, может быть построен НА </text:span><text:span text:style-name="T5">C</text:span><text:span text:style-name="T8"> </text:span><text:span text:style-name="T9">над</text:span><text:span text:style-name="T8"> алфавитом </text:span><text:span text:style-name="T5">V</text:span><text:span text:style-name="T8"> такой, что </text:span><text:span text:style-name="T8"><draw:frame draw:style-name="fr1" draw:name="Объект18" text:anchor-type="as-char" svg:y="-0.437cm" svg:width="5.048cm" svg:height="0.557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2"/>
      <text:p text:style-name="P14"><text:soft-page-break/><text:span text:style-name="T6">Доказательство: </text:span><text:span text:style-name="T10">Вводим алфавит </text:span><text:span text:style-name="T10"><draw:frame draw:style-name="fr1" draw:name="Объект19" text:anchor-type="as-char" svg:y="-0.377cm" svg:width="11.599cm" svg:height="0.531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4"><text:span text:style-name="T10"><draw:frame draw:style-name="fr1" draw:name="Объект20" text:anchor-type="as-char" svg:y="-2.776cm" svg:width="4.981cm" svg:height="5.36cm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"><draw:frame draw:style-name="fr1" draw:name="Объект21" text:anchor-type="as-char" svg:y="-0.437cm" svg:width="0.64cm" svg:height="0.527cm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Таблица1.B1" office:value-type="string">
            <text:p text:style-name="Table_20_Contents"><draw:frame draw:style-name="fr1" draw:name="Объект22" text:anchor-type="as-char" svg:y="-0.377cm" svg:width="0.718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Объект23" text:anchor-type="as-char" svg:y="-0.377cm" svg:width="1.034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Таблица1.B2" office:value-type="string">
            <text:p text:style-name="Table_20_Contents"><draw:frame draw:style-name="fr1" draw:name="Объект25" text:anchor-type="as-char" svg:y="-0.377cm" svg:width="1.034cm" svg:height="0.467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Объект24" text:anchor-type="as-char" svg:y="-0.377cm" svg:width="1.129cm" svg:height="0.467cm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Таблица1.B2" office:value-type="string">
            <text:p text:style-name="Table_20_Contents"><draw:frame draw:style-name="fr1" draw:name="Объект26" text:anchor-type="as-char" svg:y="-0.377cm" svg:width="1.399cm" svg:height="0.467cm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</table:table>
      <text:p text:style-name="P14"><text:span text:style-name="T10"/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Table_20_Contents"><draw:frame draw:style-name="fr1" draw:name="Объект27" text:anchor-type="as-char" svg:y="-0.437cm" svg:width="0.603cm" svg:height="0.527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2.B1" office:value-type="string">
            <text:p text:style-name="Table_20_Contents"><draw:frame draw:style-name="fr1" draw:name="Объект28" text:anchor-type="as-char" svg:y="-0.457cm" svg:width="0.681cm" svg:height="0.556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Table_20_Contents"><draw:frame draw:style-name="fr1" draw:name="Объект29" text:anchor-type="as-char" svg:y="-0.377cm" svg:width="2.127cm" svg:height="0.467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table-cell table:style-name="Таблица2.B2" office:value-type="string">
            <text:p text:style-name="Table_20_Contents"><draw:frame draw:style-name="fr1" draw:name="Объект31" text:anchor-type="as-char" svg:y="-0.377cm" svg:width="1.034cm" svg:height="0.467cm" draw:z-index="29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Table_20_Contents"><draw:frame draw:style-name="fr1" draw:name="Объект30" text:anchor-type="as-char" svg:y="-0.377cm" svg:width="0.788cm" svg:height="0.467cm" draw:z-index="30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Таблица2.B2" office:value-type="string">
            <text:p text:style-name="Table_20_Contents"><draw:frame draw:style-name="fr1" draw:name="Объект32" text:anchor-type="as-char" svg:y="-0.377cm" svg:width="1.505cm" svg:height="0.467cm" draw:z-index="31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Table_20_Contents"><draw:frame draw:style-name="fr1" draw:name="Объект33" text:anchor-type="as-char" svg:y="-0.377cm" svg:width="2.223cm" svg:height="0.467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  <table:table-cell table:style-name="Таблица2.B2" office:value-type="string">
            <text:p text:style-name="Table_20_Contents"><draw:frame draw:style-name="fr1" draw:name="Объект35" text:anchor-type="as-char" svg:y="-0.377cm" svg:width="1.379cm" svg:height="0.483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Table_20_Contents"><draw:frame draw:style-name="fr1" draw:name="Объект34" text:anchor-type="as-char" svg:y="-0.377cm" svg:width="0.884cm" svg:height="0.467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  <table:table-cell table:style-name="Таблица2.B2" office:value-type="string">
            <text:p text:style-name="Table_20_Contents"><draw:frame draw:style-name="fr1" draw:name="Объект36" text:anchor-type="as-char" svg:y="-0.377cm" svg:width="1.85cm" svg:height="0.483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</table:table-row>
      </table:table>
      <text:p text:style-name="P14"><text:span text:style-name="T10"/></text:p>
      <text:p text:style-name="P14"><text:span text:style-name="T10">Пусть </text:span><text:span text:style-name="T10"><draw:frame draw:style-name="fr1" draw:name="Объект37" text:anchor-type="as-char" svg:y="-0.437cm" svg:width="1.214cm" svg:height="0.527cm" draw:z-index="37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14"><text:span text:style-name="T10"><draw:frame draw:style-name="fr1" draw:name="Объект38" text:anchor-type="as-char" svg:y="-0.437cm" svg:width="12.194cm" svg:height="0.614cm" draw:z-index="36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14"><text:span text:style-name="T10"><draw:frame draw:style-name="fr1" draw:name="Объект39" text:anchor-type="as-char" svg:y="-0.443cm" svg:width="17.009cm" svg:height="0.619cm" draw:z-index="38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4"><text:span text:style-name="T10"><draw:frame draw:style-name="fr1" draw:name="Объект40" text:anchor-type="as-char" svg:y="-0.437cm" svg:width="10.71cm" svg:height="0.614cm" draw:z-index="39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14"><text:span text:style-name="T10"><draw:frame draw:style-name="fr1" draw:name="Объект41" text:anchor-type="as-char" svg:y="-0.437cm" svg:width="13.529cm" svg:height="0.614cm" draw:z-index="40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14"><text:span text:style-name="T10"/></text:p>
      <text:p text:style-name="P14"><text:span text:style-name="T10"><draw:frame draw:style-name="fr1" draw:name="Объект42" text:anchor-type="as-char" svg:y="-1.302cm" svg:width="10.996cm" svg:height="2.327cm" draw:z-index="41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14"><text:span text:style-name="T10"><draw:frame draw:style-name="fr1" draw:name="Объект43" text:anchor-type="as-char" svg:y="-0.377cm" svg:width="16.304cm" svg:height="0.554cm" draw:z-index="42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14"><text:span text:style-name="T10"><draw:frame draw:style-name="fr1" draw:name="Объект44" text:anchor-type="as-char" svg:y="-0.377cm" svg:width="15.438cm" svg:height="0.937cm" draw:z-index="43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14"><text:span text:style-name="T10"><draw:frame draw:style-name="fr1" draw:name="Объект45" text:anchor-type="as-char" svg:y="-0.377cm" svg:width="3.039cm" svg:height="0.554cm" draw:z-index="44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14"><text:span text:style-name="T10"/></text:p>
      <text:p text:style-name="P1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2:02:09.139619156</meta:creation-date>
    <meta:generator>LibreOffice/6.1.3.2$MacOSX_X86_64 LibreOffice_project/86daf60bf00efa86ad547e59e09d6bb77c699acb</meta:generator>
    <dc:date>2019-02-26T13:34:03.754860381</dc:date>
    <meta:editing-duration>PT1H31M39S</meta:editing-duration>
    <meta:editing-cycles>37</meta:editing-cycles>
    <meta:document-statistic meta:table-count="2" meta:image-count="0" meta:object-count="45" meta:page-count="2" meta:paragraph-count="50" meta:word-count="120" meta:character-count="752" meta:non-whitespace-character-count="640"/>
  </office:meta>
</office:document-meta>
</file>

<file path=Object 1/content.xml><?xml version="1.0" encoding="utf-8"?>
<math xmlns="http://www.w3.org/1998/Math/MathML" display="block">
  <semantics>
    <mrow>
      <mi mathvariant="italic">На</mi>
      <mi>A</mi>
      <mi>и</mi>
      <mi>B</mi>
      <mi mathvariant="normal">:</mi>
      <msup>
        <mi>V</mi>
        <mtext>*</mtext>
      </msup>
      <munder>
        <mo stretchy="false">→</mo>
        <mrow>
          <mrow/>
          <mo stretchy="false">⋅</mo>
          <mrow/>
        </mrow>
      </munder>
      <msup>
        <mi>V</mi>
        <mtext>*</mtext>
      </msup>
    </mrow>
    <annotation encoding="StarMath 5.0">На A и B: V^"*" -&gt; csub{{ }cdot{ }} V^"*"  </annotation>
  </semantics>
</math>
</file>

<file path=Object 10/content.xml><?xml version="1.0" encoding="utf-8"?>
<math xmlns="http://www.w3.org/1998/Math/MathML" display="block">
  <semantics>
    <mrow>
      <mrow>
        <mi>V</mi>
        <mo stretchy="false">=</mo>
        <mtext>{</mtext>
      </mrow>
      <msub>
        <mi>a</mi>
        <mn>1,</mn>
      </msub>
      <mn>...</mn>
      <mi>,</mi>
      <msub>
        <mi>a</mi>
        <mi>n</mi>
      </msub>
      <mtext>}</mtext>
      <mi>,</mi>
      <mrow>
        <mi>n</mi>
        <mo stretchy="false">≥</mo>
        <mn>1</mn>
      </mrow>
      <mspace width="17em"/>
      <mrow>
        <msub>
          <mi>V</mi>
          <mi>α</mi>
        </msub>
        <mo stretchy="false">=</mo>
        <mtext>{</mtext>
      </mrow>
      <mi>α</mi>
      <mi>,</mi>
      <mi>β</mi>
      <mtext>}</mtext>
      <mi>,</mi>
      <mrow>
        <mrow>
          <msub>
            <mi>V</mi>
            <mi>α</mi>
          </msub>
          <mo stretchy="false">∩</mo>
          <mi>V</mi>
        </mrow>
        <mo stretchy="false">=</mo>
        <mi mathvariant="normal">∅</mi>
      </mrow>
    </mrow>
    <annotation encoding="StarMath 5.0">V = "{" a_1, ..., a_n "}", n &gt;= 1``````````````````````````````````V_%alpha = "{" %alpha, %beta "}", V_%alpha intersection V = emptyset  </annotation>
  </semantics>
</math>
</file>

<file path=Object 11/content.xml><?xml version="1.0" encoding="utf-8"?>
<math xmlns="http://www.w3.org/1998/Math/MathML" display="block">
  <semantics>
    <mrow>
      <mtext>[</mtext>
      <msub>
        <mi>a</mi>
        <mi>k</mi>
      </msub>
      <mo stretchy="false">⇔</mo>
      <mi>α</mi>
      <msup>
        <mi>β</mi>
        <mi>k</mi>
      </msup>
      <mrow>
        <mi>α</mi>
        <mo stretchy="false">−</mo>
        <mi mathvariant="italic">перевод</mi>
      </mrow>
      <mi mathvariant="italic">буквы</mi>
      <mrow>
        <msub>
          <mi>a</mi>
          <mi>k</mi>
        </msub>
        <mo stretchy="false">∈</mo>
        <mi>V</mi>
      </mrow>
      <mi>в</mi>
      <mi mathvariant="italic">алфавит</mi>
      <msub>
        <mi>V</mi>
        <mi>α</mi>
      </msub>
    </mrow>
    <annotation encoding="StarMath 5.0">"[" a_k dlrarrow %alpha %beta^k %alpha - перевод буквы a_k in V в алфавит V_%alpha </annotation>
  </semantics>
</math>
</file>

<file path=Object 12/content.xml><?xml version="1.0" encoding="utf-8"?>
<math xmlns="http://www.w3.org/1998/Math/MathML" display="block">
  <semantics>
    <mrow>
      <mtext>[</mtext>
      <mi>λ</mi>
      <mo stretchy="false">⇔</mo>
      <mi>λ</mi>
      <mi>;</mi>
      <mtext>[</mtext>
      <mi>x</mi>
      <mrow>
        <mo fence="true" stretchy="false">(</mo>
        <mrow>
          <mn>1</mn>
        </mrow>
        <mo fence="true" stretchy="false">)</mo>
      </mrow>
      <mi>x</mi>
      <mrow>
        <mo fence="true" stretchy="false">(</mo>
        <mrow>
          <mn>2</mn>
        </mrow>
        <mo fence="true" stretchy="false">)</mo>
      </mrow>
      <mn>...</mn>
      <mi>x</mi>
      <mrow>
        <mo fence="true" stretchy="false">(</mo>
        <mrow>
          <mi>l</mi>
        </mrow>
        <mo fence="true" stretchy="false">)</mo>
      </mrow>
      <mo stretchy="false">⇔</mo>
      <mtext>[</mtext>
      <mi>x</mi>
      <mrow>
        <mo fence="true" stretchy="false">(</mo>
        <mrow>
          <mn>1</mn>
        </mrow>
        <mo fence="true" stretchy="false">)</mo>
      </mrow>
      <mtext>[</mtext>
      <mi>x</mi>
      <mrow>
        <mo fence="true" stretchy="false">(</mo>
        <mrow>
          <mn>2</mn>
        </mrow>
        <mo fence="true" stretchy="false">)</mo>
      </mrow>
      <mn>....</mn>
      <mtext>[</mtext>
      <mi>x</mi>
      <mrow>
        <mo fence="true" stretchy="false">(</mo>
        <mrow>
          <mi>l</mi>
        </mrow>
        <mo fence="true" stretchy="false">)</mo>
      </mrow>
    </mrow>
    <annotation encoding="StarMath 5.0">"[" %lambda dlrarrow %lambda; "[" x( 1 ) x( 2 )...x( l ) dlrarrow "[" x( 1 ) "[" x( 2 )...."["x( l )</annotation>
  </semantics>
</math>
</file>

<file path=Object 13/content.xml><?xml version="1.0" encoding="utf-8"?>
<math xmlns="http://www.w3.org/1998/Math/MathML" display="block">
  <semantics>
    <mrow>
      <mrow>
        <mi>V</mi>
        <mo stretchy="false">=</mo>
        <mtext>{</mtext>
      </mrow>
      <mi>a</mi>
      <mi>,</mi>
      <mi>b</mi>
      <mi>,</mi>
      <mi>c</mi>
      <mtext>}</mtext>
      <mspace width="4.5em"/>
      <mtext>[</mtext>
      <mrow>
        <mi mathvariant="italic">abca</mi>
        <mo stretchy="false">=</mo>
        <munder>
          <munder>
            <mrow>
              <mi>α</mi>
              <mi>β</mi>
              <mi>α</mi>
            </mrow>
            <mo stretchy="true">⏟</mo>
          </munder>
          <mi>a</mi>
        </munder>
      </mrow>
      <munder>
        <munder>
          <mrow>
            <mi>α</mi>
            <mi>β</mi>
            <mi>β</mi>
            <mi>α</mi>
          </mrow>
          <mo stretchy="true">⏟</mo>
        </munder>
        <mi>b</mi>
      </munder>
      <munder>
        <munder>
          <mrow>
            <mi>α</mi>
            <mi>β</mi>
            <mi>β</mi>
            <mi>β</mi>
            <mi>α</mi>
          </mrow>
          <mo stretchy="true">⏟</mo>
        </munder>
        <mi>c</mi>
      </munder>
      <munder>
        <munder>
          <mrow>
            <mi>α</mi>
            <mi>β</mi>
            <mi>α</mi>
          </mrow>
          <mo stretchy="true">⏟</mo>
        </munder>
        <mi>a</mi>
      </munder>
    </mrow>
    <annotation encoding="StarMath 5.0">V = "{" a, b, c "}"`````````"["abca = {%alpha %beta %alpha} underbrace {a}  {%alpha %beta %beta %alpha} underbrace {b}  {%alpha %beta %beta %beta %alpha} underbrace {c} {%alpha %beta %alpha} underbrace {a}</annotation>
  </semantics>
</math>
</file>

<file path=Object 14/content.xml><?xml version="1.0" encoding="utf-8"?>
<math xmlns="http://www.w3.org/1998/Math/MathML" display="block">
  <semantics>
    <mrow>
      <mi>A</mi>
      <mi mathvariant="normal">:</mi>
      <msup>
        <mi>V</mi>
        <mtext>*</mtext>
      </msup>
      <munder>
        <mo stretchy="false">→</mo>
        <mrow>
          <mrow/>
          <mo stretchy="false">⋅</mo>
          <mrow/>
        </mrow>
      </munder>
      <msup>
        <mi>V</mi>
        <mtext>*</mtext>
      </msup>
    </mrow>
    <annotation encoding="StarMath 5.0">A: V^"*" -&gt; csub{{ }cdot{} } V^"*"</annotation>
  </semantics>
</math>
</file>

<file path=Object 15/content.xml><?xml version="1.0" encoding="utf-8"?>
<math xmlns="http://www.w3.org/1998/Math/MathML" display="block">
  <semantics>
    <mrow>
      <mi>V</mi>
      <mrow>
        <mi>'</mi>
        <mo stretchy="false">⊃</mo>
        <mi>V</mi>
      </mrow>
    </mrow>
    <annotation encoding="StarMath 5.0">V' supset V</annotation>
  </semantics>
</math>
</file>

<file path=Object 16/content.xml><?xml version="1.0" encoding="utf-8"?>
<math xmlns="http://www.w3.org/1998/Math/MathML" display="block">
  <semantics>
    <mrow>
      <mrow>
        <mrow>
          <mi>V</mi>
          <mo stretchy="false">∪</mo>
          <msub>
            <mi>V</mi>
            <mi>α</mi>
          </msub>
        </mrow>
        <mo stretchy="false">=</mo>
        <mrow>
          <mi>V</mi>
          <mo stretchy="false">∪</mo>
          <mtext>{</mtext>
        </mrow>
      </mrow>
      <mi>α</mi>
      <mi>,</mi>
      <mi>β</mi>
      <mtext>}</mtext>
    </mrow>
    <annotation encoding="StarMath 5.0">V union V_%alpha = V union "{" %alpha, %beta "}"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x</mi>
              <mo stretchy="false">∈</mo>
              <msup>
                <mi>V</mi>
                <mtext>*</mtext>
              </msup>
            </mrow>
          </mrow>
        </mrow>
        <mo fence="true" stretchy="false">)</mo>
      </mrow>
      <mrow>
        <mo fence="true" stretchy="false">(</mo>
        <mrow>
          <mrow>
            <mi>A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≃</mo>
              <mi>B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( forall x in V^"*" ) ( A(x) simeq B(x) )</annotation>
  </semantics>
</math>
</file>

<file path=Object 18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x</mi>
              <mo stretchy="false">∈</mo>
              <msup>
                <mi>V</mi>
                <mtext>*</mtext>
              </msup>
            </mrow>
          </mrow>
        </mrow>
        <mo fence="true" stretchy="false">)</mo>
      </mrow>
      <mrow>
        <mo fence="true" stretchy="false">(</mo>
        <mrow>
          <mrow>
            <mi>C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≃</mo>
              <mi>B</mi>
            </mrow>
            <mrow>
              <mo fence="true" stretchy="false">(</mo>
              <mrow>
                <mrow>
                  <mi>A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( forall x in V^"*" ) ( C(x) simeq B(A(x)) )</annotation>
  </semantics>
</math>
</file>

<file path=Object 19/content.xml><?xml version="1.0" encoding="utf-8"?>
<math xmlns="http://www.w3.org/1998/Math/MathML" display="block">
  <semantics>
    <mrow>
      <mrow>
        <mover accent="true">
          <mi>V</mi>
          <mo>¯</mo>
        </mover>
        <mo stretchy="false">=</mo>
        <mtext>{</mtext>
      </mrow>
      <mover accent="true">
        <msub>
          <mi>a</mi>
          <mn>1,</mn>
        </msub>
        <mo stretchy="false">¯</mo>
      </mover>
      <mn>...</mn>
      <mi>,</mi>
      <mover accent="true">
        <msub>
          <mi>a</mi>
          <mi>n</mi>
        </msub>
        <mo stretchy="false">¯</mo>
      </mover>
      <mtext>}</mtext>
      <mi>,</mi>
      <mi mathvariant="italic">где</mi>
      <mrow>
        <mi>V</mi>
        <mo stretchy="false">=</mo>
        <mtext>{</mtext>
      </mrow>
      <msub>
        <mi>a</mi>
        <mn>1,</mn>
      </msub>
      <mn>...</mn>
      <mi>,</mi>
      <msub>
        <mi>a</mi>
        <mi>n</mi>
      </msub>
      <mtext>}</mtext>
      <mi>;</mi>
      <mrow>
        <mrow>
          <mover accent="true">
            <mi>V</mi>
            <mo>¯</mo>
          </mover>
          <mo stretchy="false">∩</mo>
          <mi>V</mi>
        </mrow>
        <mo stretchy="false">=</mo>
        <mi mathvariant="normal">∅</mi>
      </mrow>
      <mi>;</mi>
      <mi mathvariant="italic">Пусть</mi>
      <mi>α</mi>
      <mi>,</mi>
      <mrow>
        <mi>β</mi>
        <mo stretchy="false">∉</mo>
        <mrow>
          <mi>V</mi>
          <mo stretchy="false">∪</mo>
          <mover accent="true">
            <mi>V</mi>
            <mo>¯</mo>
          </mover>
        </mrow>
      </mrow>
    </mrow>
    <annotation encoding="StarMath 5.0">overline V = "{" bar a_1, ..., bar a_n "}", где V = "{" a_1, ..., a_n "}"; overline V intersection V = emptyset ; Пусть %alpha, %beta notin V union overline V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x</mi>
              <mo stretchy="false">∈</mo>
              <msup>
                <mi>V</mi>
                <mtext>*</mtext>
              </msup>
            </mrow>
          </mrow>
        </mrow>
        <mo fence="true" stretchy="false">)</mo>
      </mrow>
      <munder>
        <munder>
          <mrow>
            <mrow>
              <mo fence="true" stretchy="false">(</mo>
              <mrow>
                <mrow>
                  <mi>!</mi>
                  <mi>A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⇔</mo>
                  <mi>!</mi>
                  <mi>B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text>&amp;</mtext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B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  <mo stretchy="true">⏟</mo>
        </munder>
        <mrow>
          <mi>A</mi>
          <mrow>
            <mrow>
              <mo fence="true" stretchy="false">(</mo>
              <mrow>
                <mi>x</mi>
              </mrow>
              <mo fence="true" stretchy="false">)</mo>
            </mrow>
            <mo stretchy="false">≃</mo>
            <mi>B</mi>
          </mrow>
          <mrow>
            <mo fence="true" stretchy="false">(</mo>
            <mrow>
              <mi>x</mi>
            </mrow>
            <mo fence="true" stretchy="false">)</mo>
          </mrow>
        </mrow>
      </munder>
    </mrow>
    <annotation encoding="StarMath 5.0">( forall x in V^"*" ) { ( !A(x) dlrarrow !B(x)) "&amp;" (A(x) = B(x))} underbrace {A(x) simeq B(x)} </annotation>
  </semantics>
</math>
</file>

<file path=Object 20/content.xml><?xml version="1.0" encoding="utf-8"?>
<math xmlns="http://www.w3.org/1998/Math/MathML" display="block">
  <semantics>
    <mrow>
      <mi>C</mi>
      <mi mathvariant="normal">:</mi>
      <mrow>
        <mo fence="true" stretchy="true">{</mo>
        <mrow>
          <mtable>
            <mtr>
              <mtd>
                <mrow>
                  <mi>ξ</mi>
                  <mi>α</mi>
                  <mo stretchy="false">→</mo>
                  <mi>α</mi>
                  <mi>ξ</mi>
                  <mtext>//</mtext>
                  <mrow>
                    <mi>ξ</mi>
                    <mo stretchy="false">∈</mo>
                    <mi>V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row>
                  <mi>α</mi>
                  <mi>ξ</mi>
                  <mo stretchy="false">→</mo>
                  <mi>α</mi>
                  <mover accent="true">
                    <mi>ξ</mi>
                    <mo stretchy="false">¯</mo>
                  </mover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td>
            </mtr>
            <mtr>
              <mtd>
                <mrow>
                  <mover accent="true">
                    <mi>ξ</mi>
                    <mo stretchy="false">¯</mo>
                  </mover>
                  <mi>η</mi>
                  <mo stretchy="false">→</mo>
                  <mover accent="true">
                    <mi>ξ</mi>
                    <mo stretchy="false">¯</mo>
                  </mover>
                  <mover accent="true">
                    <mi>η</mi>
                    <mo stretchy="false">¯</mo>
                  </mover>
                  <mrow>
                    <mo fence="true" stretchy="false">(</mo>
                    <mrow>
                      <mn>3</mn>
                    </mrow>
                    <mo fence="true" stretchy="false">)</mo>
                  </mrow>
                  <mtext>//</mtext>
                  <mi>ξ</mi>
                  <mi>,</mi>
                  <mrow>
                    <mi>η</mi>
                    <mo stretchy="false">∈</mo>
                    <mi>V</mi>
                  </mrow>
                </mrow>
              </mtd>
            </mtr>
            <mtr>
              <mtd>
                <mrow>
                  <mover accent="true">
                    <mi>ξ</mi>
                    <mo stretchy="false">¯</mo>
                  </mover>
                  <mi>β</mi>
                  <mo stretchy="false">→</mo>
                  <mi>β</mi>
                  <mover accent="true">
                    <mi>ξ</mi>
                    <mo stretchy="false">¯</mo>
                  </mover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td>
            </mtr>
            <mtr>
              <mtd>
                <mrow>
                  <mi>β</mi>
                  <mover accent="true">
                    <mi>ξ</mi>
                    <mo stretchy="false">¯</mo>
                  </mover>
                  <mo stretchy="false">→</mo>
                  <mi>β</mi>
                  <mi>ξ</mi>
                  <mrow>
                    <mo fence="true" stretchy="false">(</mo>
                    <mrow>
                      <mn>5</mn>
                    </mrow>
                    <mo fence="true" stretchy="false">)</mo>
                  </mrow>
                </mrow>
              </mtd>
            </mtr>
            <mtr>
              <mtd>
                <mrow>
                  <mi>ξ</mi>
                  <mover accent="true">
                    <mi>η</mi>
                    <mo stretchy="false">¯</mo>
                  </mover>
                  <mo stretchy="false">→</mo>
                  <mi>ξ</mi>
                  <mi>η</mi>
                  <mrow>
                    <mo fence="true" stretchy="false">(</mo>
                    <mrow>
                      <mn>6</mn>
                    </mrow>
                    <mo fence="true" stretchy="false">)</mo>
                  </mrow>
                </mrow>
              </mtd>
            </mtr>
            <mtr>
              <mtd>
                <mrow>
                  <mi>α</mi>
                  <mi>β</mi>
                  <mrow>
                    <mo stretchy="false">→</mo>
                    <mo stretchy="false">⋅</mo>
                    <mrow/>
                  </mrow>
                  <mrow>
                    <mo fence="true" stretchy="false">(</mo>
                    <mrow>
                      <mn>7</mn>
                    </mrow>
                    <mo fence="true" stretchy="false">)</mo>
                  </mrow>
                </mrow>
              </mtd>
            </mtr>
            <mtr>
              <mtd>
                <mrow>
                  <mi mathvariant="italic">var</mi>
                  <msubsup>
                    <mi>B</mi>
                    <mi>α</mi>
                    <mi>β</mi>
                  </msubsup>
                  <mrow>
                    <mo fence="true" stretchy="false">(</mo>
                    <mrow>
                      <mn>8</mn>
                    </mrow>
                    <mo fence="true" stretchy="false">)</mo>
                  </mrow>
                </mrow>
              </mtd>
            </mtr>
            <mtr>
              <mtd>
                <mrow>
                  <msup>
                    <mi>A</mi>
                    <mi>α</mi>
                  </msup>
                  <mrow>
                    <mo fence="true" stretchy="false">(</mo>
                    <mrow>
                      <mn>9</mn>
                    </mrow>
                    <mo fence="true" stretchy="false">)</mo>
                  </mrow>
                </mrow>
              </mtd>
            </mtr>
          </mtable>
        </mrow>
      </mrow>
    </mrow>
    <annotation encoding="StarMath 5.0">C: left lbrace matrix { %xi %alpha -&gt; %alpha %xi "//" %xi in V (1) ## %alpha %xi -&gt; %alpha bar %xi (2) ## bar %xi %eta -&gt; bar %xi bar %eta (3) "//" %xi, %eta in V ## bar %xi %beta -&gt; %beta bar %xi (4) ## %beta bar %xi -&gt; %beta %xi (5) ## %xi bar %eta -&gt; %xi %eta (6) ## %alpha %beta -&gt; cdot {} (7) ## var B^%beta_%alpha (8) ## A^%alpha (9) } right none</annotation>
  </semantics>
</math>
</file>

<file path=Object 21/content.xml><?xml version="1.0" encoding="utf-8"?>
<math xmlns="http://www.w3.org/1998/Math/MathML" display="block">
  <semantics>
    <msup>
      <mi>A</mi>
      <mrow>
        <mrow/>
        <mo stretchy="false">⋅</mo>
        <mrow/>
      </mrow>
    </msup>
    <annotation encoding="StarMath 5.0">A^{ {}cdot{} }</annotation>
  </semantics>
</math>
</file>

<file path=Object 22/content.xml><?xml version="1.0" encoding="utf-8"?>
<math xmlns="http://www.w3.org/1998/Math/MathML" display="block">
  <semantics>
    <msup>
      <mi>A</mi>
      <mi>α</mi>
    </msup>
    <annotation encoding="StarMath 5.0">A^%alpha</annotation>
  </semantics>
</math>
</file>

<file path=Object 23/content.xml><?xml version="1.0" encoding="utf-8"?>
<math xmlns="http://www.w3.org/1998/Math/MathML" display="block">
  <semantics>
    <mrow>
      <mi>u</mi>
      <mo stretchy="false">→</mo>
      <mi>v</mi>
    </mrow>
    <annotation encoding="StarMath 5.0">u -&gt; v</annotation>
  </semantics>
</math>
</file>

<file path=Object 24/content.xml><?xml version="1.0" encoding="utf-8"?>
<math xmlns="http://www.w3.org/1998/Math/MathML" display="block">
  <semantics>
    <mrow>
      <mi>u</mi>
      <mrow>
        <mo stretchy="false">→</mo>
        <mo stretchy="false">⋅</mo>
        <mi>v</mi>
      </mrow>
    </mrow>
    <annotation encoding="StarMath 5.0">u -&gt; cdot v</annotation>
  </semantics>
</math>
</file>

<file path=Object 25/content.xml><?xml version="1.0" encoding="utf-8"?>
<math xmlns="http://www.w3.org/1998/Math/MathML" display="block">
  <semantics>
    <mrow>
      <mi>u</mi>
      <mo stretchy="false">→</mo>
      <mi>v</mi>
    </mrow>
    <annotation encoding="StarMath 5.0">u -&gt; v</annotation>
  </semantics>
</math>
</file>

<file path=Object 26/content.xml><?xml version="1.0" encoding="utf-8"?>
<math xmlns="http://www.w3.org/1998/Math/MathML" display="block">
  <semantics>
    <mrow>
      <mi>u</mi>
      <mo stretchy="false">→</mo>
      <mi>α</mi>
      <mi>v</mi>
    </mrow>
    <annotation encoding="StarMath 5.0">u -&gt; %alpha v</annotation>
  </semantics>
</math>
</file>

<file path=Object 27/content.xml><?xml version="1.0" encoding="utf-8"?>
<math xmlns="http://www.w3.org/1998/Math/MathML" display="block">
  <semantics>
    <msup>
      <mi>B</mi>
      <mrow>
        <mrow/>
        <mo stretchy="false">⋅</mo>
        <mrow/>
      </mrow>
    </msup>
    <annotation encoding="StarMath 5.0">B^{ {}cdot{} }</annotation>
  </semantics>
</math>
</file>

<file path=Object 28/content.xml><?xml version="1.0" encoding="utf-8"?>
<math xmlns="http://www.w3.org/1998/Math/MathML" display="block">
  <semantics>
    <mover accent="true">
      <msubsup>
        <mi>B</mi>
        <mi>α</mi>
        <mi>β</mi>
      </msubsup>
      <mo stretchy="false">¯</mo>
    </mover>
    <annotation encoding="StarMath 5.0">bar B_%alpha^%beta</annotation>
  </semantics>
</math>
</file>

<file path=Object 29/content.xml><?xml version="1.0" encoding="utf-8"?>
<math xmlns="http://www.w3.org/1998/Math/MathML" display="block">
  <semantics>
    <mrow>
      <mi>u</mi>
      <mo stretchy="false">→</mo>
      <mi>v</mi>
      <mi>,</mi>
      <mrow>
        <mi>u</mi>
        <mo stretchy="false">≠</mo>
        <mi>λ</mi>
      </mrow>
    </mrow>
    <annotation encoding="StarMath 5.0">u -&gt; v, u &lt;&gt; %lambda</annotation>
  </semantics>
</math>
</file>

<file path=Object 3/content.xml><?xml version="1.0" encoding="utf-8"?>
<math xmlns="http://www.w3.org/1998/Math/MathML" display="block">
  <semantics>
    <mrow>
      <mi>A</mi>
      <mrow>
        <mo fence="true" stretchy="true">{</mo>
        <mrow>
          <mtable>
            <mtr>
              <mtd>
                <mrow>
                  <msub>
                    <mi>u</mi>
                    <mn>1</mn>
                  </msub>
                  <mo stretchy="false">→</mo>
                  <mrow>
                    <mo fence="true" stretchy="false">[</mo>
                    <mrow>
                      <mrow>
                        <mrow/>
                        <mo stretchy="false">⋅</mo>
                        <mrow/>
                      </mrow>
                    </mrow>
                    <mo fence="true" stretchy="false">]</mo>
                  </mrow>
                  <msub>
                    <mi>v</mi>
                    <mn>1</mn>
                  </msub>
                </mrow>
              </mtd>
            </mtr>
            <mtr>
              <mtd>
                <mn>...</mn>
              </mtd>
            </mtr>
            <mtr>
              <mtd>
                <mrow>
                  <msub>
                    <mi>u</mi>
                    <mi>n</mi>
                  </msub>
                  <mo stretchy="false">→</mo>
                  <mrow>
                    <mo fence="true" stretchy="false">[</mo>
                    <mrow>
                      <mrow>
                        <mrow/>
                        <mo stretchy="false">⋅</mo>
                        <mrow/>
                      </mrow>
                    </mrow>
                    <mo fence="true" stretchy="false">]</mo>
                  </mrow>
                  <msub>
                    <mi>v</mi>
                    <mi>n</mi>
                  </msub>
                </mrow>
              </mtd>
            </mtr>
          </mtable>
        </mrow>
      </mrow>
      <mspace width="23.5em"/>
      <msup>
        <mi>A</mi>
        <mrow>
          <mrow/>
          <mo stretchy="false">⋅</mo>
          <mrow/>
        </mrow>
      </msup>
      <mi mathvariant="normal">:</mi>
      <mrow>
        <mo fence="true" stretchy="true">{</mo>
        <mrow>
          <mtable>
            <mtr>
              <mtd>
                <mrow>
                  <mi mathvariant="italic">Схема</mi>
                  <mi>A</mi>
                </mrow>
              </mtd>
            </mtr>
            <mtr>
              <mtd>
                <mrow>
                  <mo stretchy="false">→</mo>
                  <mrow>
                    <mrow/>
                    <mo stretchy="false">⋅</mo>
                    <mrow/>
                  </mrow>
                </mrow>
              </mtd>
            </mtr>
          </mtable>
        </mrow>
      </mrow>
    </mrow>
    <annotation encoding="StarMath 5.0">A left lbrace matrix{ u_1 -&gt; [{}cdot{}] v_1 ## ... ## u_n -&gt; [{}cdot{}] v_n} right none ```````````````````````````````````````````````A^{ {}cdot{} }: left lbrace matrix{ Схема A ## -&gt; {}cdot{} } right none</annotation>
  </semantics>
</math>
</file>

<file path=Object 30/content.xml><?xml version="1.0" encoding="utf-8"?>
<math xmlns="http://www.w3.org/1998/Math/MathML" display="block">
  <semantics>
    <mrow>
      <mo stretchy="false">→</mo>
      <mi>v</mi>
    </mrow>
    <annotation encoding="StarMath 5.0">-&gt; v</annotation>
  </semantics>
</math>
</file>

<file path=Object 31/content.xml><?xml version="1.0" encoding="utf-8"?>
<math xmlns="http://www.w3.org/1998/Math/MathML" display="block">
  <semantics>
    <mrow>
      <mover accent="true">
        <mi>u</mi>
        <mo stretchy="false">¯</mo>
      </mover>
      <mo stretchy="false">→</mo>
      <mover accent="true">
        <mi>v</mi>
        <mo stretchy="false">¯</mo>
      </mover>
    </mrow>
    <annotation encoding="StarMath 5.0">bar u -&gt; bar v</annotation>
  </semantics>
</math>
</file>

<file path=Object 32/content.xml><?xml version="1.0" encoding="utf-8"?>
<math xmlns="http://www.w3.org/1998/Math/MathML" display="block">
  <semantics>
    <mrow>
      <mi>α</mi>
      <mo stretchy="false">→</mo>
      <mi>α</mi>
      <mover accent="true">
        <mi>v</mi>
        <mo stretchy="false">¯</mo>
      </mover>
    </mrow>
    <annotation encoding="StarMath 5.0">%alpha -&gt; %alpha bar v</annotation>
  </semantics>
</math>
</file>

<file path=Object 33/content.xml><?xml version="1.0" encoding="utf-8"?>
<math xmlns="http://www.w3.org/1998/Math/MathML" display="block">
  <semantics>
    <mrow>
      <mi>u</mi>
      <mrow>
        <mo stretchy="false">→</mo>
        <mo stretchy="false">⋅</mo>
        <mi>v</mi>
      </mrow>
      <mi>,</mi>
      <mrow>
        <mi>u</mi>
        <mo stretchy="false">≠</mo>
        <mi>λ</mi>
      </mrow>
    </mrow>
    <annotation encoding="StarMath 5.0">u -&gt; cdot v, u &lt;&gt; %lambda</annotation>
  </semantics>
</math>
</file>

<file path=Object 34/content.xml><?xml version="1.0" encoding="utf-8"?>
<math xmlns="http://www.w3.org/1998/Math/MathML" display="block">
  <semantics>
    <mrow>
      <mo stretchy="false">→</mo>
      <mo stretchy="false">⋅</mo>
      <mi>v</mi>
    </mrow>
    <annotation encoding="StarMath 5.0">-&gt; cdot v</annotation>
  </semantics>
</math>
</file>

<file path=Object 35/content.xml><?xml version="1.0" encoding="utf-8"?>
<math xmlns="http://www.w3.org/1998/Math/MathML" display="block">
  <semantics>
    <mrow>
      <mover accent="true">
        <mi>u</mi>
        <mo stretchy="false">¯</mo>
      </mover>
      <mo stretchy="false">→</mo>
      <mi>β</mi>
      <mover accent="true">
        <mi>v</mi>
        <mo stretchy="false">¯</mo>
      </mover>
    </mrow>
    <annotation encoding="StarMath 5.0">bar u -&gt; %beta bar v</annotation>
  </semantics>
</math>
</file>

<file path=Object 36/content.xml><?xml version="1.0" encoding="utf-8"?>
<math xmlns="http://www.w3.org/1998/Math/MathML" display="block">
  <semantics>
    <mrow>
      <mi>α</mi>
      <mo stretchy="false">→</mo>
      <mi>α</mi>
      <mi>β</mi>
      <mover accent="true">
        <mi>v</mi>
        <mo stretchy="false">¯</mo>
      </mover>
    </mrow>
    <annotation encoding="StarMath 5.0">%alpha -&gt; %alpha %beta bar v</annotation>
  </semantics>
</math>
</file>

<file path=Object 37/content.xml><?xml version="1.0" encoding="utf-8"?>
<math xmlns="http://www.w3.org/1998/Math/MathML" display="block">
  <semantics>
    <mrow>
      <mi>x</mi>
      <mo stretchy="false">∈</mo>
      <msup>
        <mi>V</mi>
        <mtext>*</mtext>
      </msup>
    </mrow>
    <annotation encoding="StarMath 5.0">x in V^"*"</annotation>
  </semantics>
</math>
</file>

<file path=Object 38/content.xml><?xml version="1.0" encoding="utf-8"?>
<math xmlns="http://www.w3.org/1998/Math/MathML" display="block">
  <semantics>
    <mrow>
      <mi>C</mi>
      <mi mathvariant="normal">:</mi>
      <mi>x</mi>
      <msub>
        <mtext>|=</mtext>
        <mrow>
          <mo fence="true" stretchy="false">(</mo>
          <mrow>
            <mn>9</mn>
          </mrow>
          <mo fence="true" stretchy="false">)</mo>
        </mrow>
      </msub>
      <msub>
        <mi>y</mi>
        <mn>1</mn>
      </msub>
      <mi>α</mi>
      <msub>
        <mi>y</mi>
        <mn>2,</mn>
      </msub>
      <mi mathvariant="italic">где</mi>
      <mrow>
        <mi>y</mi>
        <mo stretchy="false">=</mo>
        <msub>
          <mi>y</mi>
          <mn>1</mn>
        </msub>
      </mrow>
      <mrow>
        <msub>
          <mi>y</mi>
          <mn>2</mn>
        </msub>
        <mo stretchy="false">=</mo>
        <msup>
          <mi>A</mi>
          <mrow>
            <mrow/>
            <mo stretchy="false">⋅</mo>
            <mrow/>
          </mrow>
        </msup>
      </mrow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row>
        <mo fence="true" stretchy="false">(</mo>
        <mrow>
          <mi>x</mi>
        </mrow>
        <mo fence="true" stretchy="false">)</mo>
      </mrow>
      <mi>,</mi>
      <mi mathvariant="italic">если</mi>
      <mrow>
        <mo stretchy="false">¬</mo>
        <mi>!</mi>
      </mrow>
      <msup>
        <mi>A</mi>
        <mrow>
          <mrow/>
          <mo stretchy="false">⋅</mo>
          <mrow/>
        </mrow>
      </msup>
      <mrow>
        <mo fence="true" stretchy="false">(</mo>
        <mrow>
          <mi>x</mi>
        </mrow>
        <mo fence="true" stretchy="false">)</mo>
      </mrow>
      <mi>,</mi>
      <mi mathvariant="italic">то</mi>
      <mrow>
        <mo stretchy="false">¬</mo>
        <mi>!</mi>
      </mrow>
      <mi>C</mi>
      <mrow>
        <mo fence="true" stretchy="false">(</mo>
        <mrow>
          <mi>x</mi>
        </mrow>
        <mo fence="true" stretchy="false">)</mo>
      </mrow>
    </mrow>
    <annotation encoding="StarMath 5.0">C: x "|="_( 9 ) y_1 %alpha y_2, где y = y_1 y_2 = A^{ {}cdot{} } ( x ) = A( x ), если neg !A^{ {}cdot{} }( x ), то neg !C( x )</annotation>
  </semantics>
</math>
</file>

<file path=Object 39/content.xml><?xml version="1.0" encoding="utf-8"?>
<math xmlns="http://www.w3.org/1998/Math/MathML" display="block">
  <semantics>
    <mrow>
      <msub>
        <mi>y</mi>
        <mn>1</mn>
      </msub>
      <mi>α</mi>
      <msub>
        <mi>y</mi>
        <mn>2</mn>
      </msub>
      <msub>
        <mtext>|=</mtext>
        <mrow>
          <mo fence="true" stretchy="false">(</mo>
          <mrow>
            <mn>1</mn>
          </mrow>
          <mo fence="true" stretchy="false">)</mo>
        </mrow>
      </msub>
      <mi>α</mi>
      <msub>
        <mi>y</mi>
        <mn>1</mn>
      </msub>
      <mrow>
        <msub>
          <mi>y</mi>
          <mn>2</mn>
        </msub>
        <mo stretchy="false">=</mo>
        <mi>α</mi>
      </mrow>
      <mrow>
        <mi>y</mi>
        <mo stretchy="false">=</mo>
        <mi>α</mi>
      </mrow>
      <mi>y</mi>
      <mrow>
        <mo fence="true" stretchy="false">(</mo>
        <mrow>
          <mn>1</mn>
        </mrow>
        <mo fence="true" stretchy="false">)</mo>
      </mrow>
      <mi>y</mi>
      <mrow>
        <mo fence="true" stretchy="false">(</mo>
        <mrow>
          <mn>2</mn>
        </mrow>
        <mo fence="true" stretchy="false">)</mo>
      </mrow>
      <mn>...</mn>
      <mi>y</mi>
      <mrow>
        <mo fence="true" stretchy="false">(</mo>
        <mrow>
          <mi>m</mi>
        </mrow>
        <mo fence="true" stretchy="false">)</mo>
      </mrow>
      <msub>
        <mtext>|-</mtext>
        <mrow>
          <mo fence="true" stretchy="false">(</mo>
          <mrow>
            <mn>2</mn>
          </mrow>
          <mo fence="true" stretchy="false">)</mo>
        </mrow>
      </msub>
      <mi>α</mi>
      <mover accent="true">
        <mrow>
          <mi>y</mi>
          <mrow>
            <mo fence="true" stretchy="false">(</mo>
            <mrow>
              <mn>1</mn>
            </mrow>
            <mo fence="true" stretchy="false">)</mo>
          </mrow>
        </mrow>
        <mo>¯</mo>
      </mover>
      <mi>y</mi>
      <mrow>
        <mo fence="true" stretchy="false">(</mo>
        <mrow>
          <mn>2</mn>
        </mrow>
        <mo fence="true" stretchy="false">)</mo>
      </mrow>
      <mn>...</mn>
      <mi>y</mi>
      <mrow>
        <mo fence="true" stretchy="false">(</mo>
        <mrow>
          <mi>m</mi>
        </mrow>
        <mo fence="true" stretchy="false">)</mo>
      </mrow>
      <msub>
        <mtext>|=</mtext>
        <mrow>
          <mo fence="true" stretchy="false">(</mo>
          <mrow>
            <mn>3</mn>
          </mrow>
          <mo fence="true" stretchy="false">)</mo>
        </mrow>
      </msub>
      <mi>α</mi>
      <mover accent="true">
        <mrow>
          <mi>y</mi>
          <mrow>
            <mo fence="true" stretchy="false">(</mo>
            <mrow>
              <mn>1</mn>
            </mrow>
            <mo fence="true" stretchy="false">)</mo>
          </mrow>
        </mrow>
        <mo>¯</mo>
      </mover>
      <mover accent="true">
        <mrow>
          <mi>y</mi>
          <mrow>
            <mo fence="true" stretchy="false">(</mo>
            <mrow>
              <mn>2</mn>
            </mrow>
            <mo fence="true" stretchy="false">)</mo>
          </mrow>
        </mrow>
        <mo>¯</mo>
      </mover>
      <mn>...</mn>
      <mrow>
        <mover accent="true">
          <mrow>
            <mi>y</mi>
            <mrow>
              <mo fence="true" stretchy="false">(</mo>
              <mrow>
                <mi>m</mi>
              </mrow>
              <mo fence="true" stretchy="false">)</mo>
            </mrow>
          </mrow>
          <mo>¯</mo>
        </mover>
        <mo stretchy="false">=</mo>
        <mi>α</mi>
      </mrow>
      <mover accent="true">
        <mi>y</mi>
        <mo stretchy="false">¯</mo>
      </mover>
    </mrow>
    <annotation encoding="StarMath 5.0">y_1 %alpha y_2 "|="_( 1 ) %alpha y_1 y_2 = %alpha y = %alpha y( 1 )y( 2 )...y( m ) "|-"_( 2 ) %alpha overline { y(1) } y( 2 )...y( m ) "|="_( 3) %alpha overline{ y(1) } overline{ y(2) }...overline{ y(m) } = %alpha bar y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x</mi>
              <mo stretchy="false">∈</mo>
              <msup>
                <mi>V</mi>
                <mtext>*</mtext>
              </msup>
            </mrow>
          </mrow>
        </mrow>
        <mo fence="true" stretchy="false">)</mo>
      </mrow>
      <mrow>
        <mo fence="true" stretchy="false">(</mo>
        <mrow>
          <mrow>
            <mi>A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≃</mo>
              <msup>
                <mi>A</mi>
                <mrow>
                  <mrow/>
                  <mo stretchy="false">⋅</mo>
                  <mrow/>
                </mrow>
              </msup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( forall x in V^"*" ) ( A(x) simeq A^{{}cdot{}}(x) )</annotation>
  </semantics>
</math>
</file>

<file path=Object 40/content.xml><?xml version="1.0" encoding="utf-8"?>
<math xmlns="http://www.w3.org/1998/Math/MathML" display="block">
  <semantics>
    <mrow>
      <mi>α</mi>
      <mover accent="true">
        <mi>y</mi>
        <mo stretchy="false">¯</mo>
      </mover>
      <msub>
        <mtext>|=</mtext>
        <mrow>
          <mo fence="true" stretchy="false">(</mo>
          <mrow>
            <mn>8</mn>
          </mrow>
          <mo fence="true" stretchy="false">)</mo>
        </mrow>
      </msub>
      <mi>α</mi>
      <mover accent="true">
        <msub>
          <mi>Z</mi>
          <mn>1</mn>
        </msub>
        <mo stretchy="false">¯</mo>
      </mover>
      <mi>β</mi>
      <mover accent="true">
        <msub>
          <mi>Z</mi>
          <mn>2,</mn>
        </msub>
        <mo stretchy="false">¯</mo>
      </mover>
      <mi mathvariant="italic">где</mi>
      <msub>
        <mi>Z</mi>
        <mn>1</mn>
      </msub>
      <mrow>
        <msub>
          <mi>Z</mi>
          <mn>2</mn>
        </msub>
        <mo stretchy="false">=</mo>
        <msup>
          <mi>B</mi>
          <mrow>
            <mrow/>
            <mo stretchy="false">⋅</mo>
            <mrow/>
          </mrow>
        </msup>
      </mrow>
      <mrow>
        <mo fence="true" stretchy="false">(</mo>
        <mrow>
          <mi>y</mi>
        </mrow>
        <mo fence="true" stretchy="false">)</mo>
      </mrow>
      <mi>;</mi>
      <mi mathvariant="italic">если</mi>
      <mrow>
        <mo stretchy="false">¬</mo>
        <mi>!</mi>
      </mrow>
      <msup>
        <mi>B</mi>
        <mrow>
          <mrow/>
          <mo stretchy="false">⋅</mo>
          <mrow/>
        </mrow>
      </msup>
      <mrow>
        <mo fence="true" stretchy="false">(</mo>
        <mrow>
          <mi>y</mi>
        </mrow>
        <mo fence="true" stretchy="false">)</mo>
      </mrow>
      <mi>,</mi>
      <mi mathvariant="italic">то</mi>
      <mrow>
        <mo stretchy="false">¬</mo>
        <mi>!</mi>
      </mrow>
      <msup>
        <mi>С</mi>
        <mrow>
          <mrow/>
          <mo stretchy="false">⋅</mo>
          <mrow/>
        </mrow>
      </msup>
      <mrow>
        <mo fence="true" stretchy="false">(</mo>
        <mrow>
          <mi>x</mi>
        </mrow>
        <mo fence="true" stretchy="false">)</mo>
      </mrow>
    </mrow>
    <annotation encoding="StarMath 5.0">%alpha bar y "|="_( 8 ) %alpha bar Z_1 %beta bar Z_2, где Z_1 Z_2 = B^{ {}cdot{} } ( y ); если neg !B^{ {}cdot{} }( y ), то neg !С^{ {}cdot{} }( x )</annotation>
  </semantics>
</math>
</file>

<file path=Object 41/content.xml><?xml version="1.0" encoding="utf-8"?>
<math xmlns="http://www.w3.org/1998/Math/MathML" display="block">
  <semantics>
    <mrow>
      <mi>α</mi>
      <mover accent="true">
        <msub>
          <mi>Z</mi>
          <mn>1</mn>
        </msub>
        <mo stretchy="false">¯</mo>
      </mover>
      <mi>β</mi>
      <mover accent="true">
        <msub>
          <mi>Z</mi>
          <mn>2</mn>
        </msub>
        <mo stretchy="false">¯</mo>
      </mover>
      <msub>
        <mtext>|=</mtext>
        <mrow>
          <mo fence="true" stretchy="false">(</mo>
          <mrow>
            <mn>4</mn>
          </mrow>
          <mo fence="true" stretchy="false">)</mo>
        </mrow>
      </msub>
      <mi>α</mi>
      <mi>β</mi>
      <mover accent="true">
        <msub>
          <mi>Z</mi>
          <mn>1</mn>
        </msub>
        <mo stretchy="false">¯</mo>
      </mover>
      <mover accent="true">
        <msub>
          <mi>Z</mi>
          <mn>2</mn>
        </msub>
        <mo stretchy="false">¯</mo>
      </mover>
      <msub>
        <mtext>|=</mtext>
        <mrow>
          <mrow>
            <mo fence="true" stretchy="false">(</mo>
            <mrow>
              <mn>5</mn>
            </mrow>
            <mo fence="true" stretchy="false">)</mo>
          </mrow>
          <mi>,</mi>
          <mrow>
            <mo fence="true" stretchy="false">(</mo>
            <mrow>
              <mn>6</mn>
            </mrow>
            <mo fence="true" stretchy="false">)</mo>
          </mrow>
        </mrow>
      </msub>
      <mi>α</mi>
      <mi>β</mi>
      <msub>
        <mi>Z</mi>
        <mn>1</mn>
      </msub>
      <mrow>
        <msub>
          <mi>Z</mi>
          <mn>2</mn>
        </msub>
        <mo stretchy="false">=</mo>
        <mi>α</mi>
      </mrow>
      <mi>β</mi>
      <mi>Z</mi>
      <mrow>
        <mrow>
          <msub>
            <mtext>|-</mtext>
            <mrow>
              <mo fence="true" stretchy="false">(</mo>
              <mrow>
                <mn>7</mn>
              </mrow>
              <mo fence="true" stretchy="false">)</mo>
            </mrow>
          </msub>
          <mo stretchy="false">⋅</mo>
          <mi>Z</mi>
        </mrow>
        <mo stretchy="false">=</mo>
        <msup>
          <mi>B</mi>
          <mrow>
            <mrow/>
            <mo stretchy="false">⋅</mo>
            <mrow/>
          </mrow>
        </msup>
      </mrow>
      <mrow>
        <mrow>
          <mo fence="true" stretchy="false">(</mo>
          <mrow>
            <mi>y</mi>
          </mrow>
          <mo fence="true" stretchy="false">)</mo>
        </mrow>
        <mo stretchy="false">=</mo>
        <mi>B</mi>
      </mrow>
      <mrow>
        <mrow>
          <mo fence="true" stretchy="false">(</mo>
          <mrow>
            <mi>y</mi>
          </mrow>
          <mo fence="true" stretchy="false">)</mo>
        </mrow>
        <mo stretchy="false">=</mo>
        <mi>B</mi>
      </mrow>
      <mrow>
        <mo fence="true" stretchy="false">(</mo>
        <mrow>
          <mrow>
            <mi>A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%alpha bar Z_1 %beta bar Z_2 "|="_( 4 ) %alpha %beta bar Z_1 bar Z_2 "|="_{( 5 ),(6)} %alpha %beta Z_1 Z_2 = %alpha %beta Z "|-"_(7) cdot Z = B^{{} cdot{}}( y ) = B( y ) = B( A(x) )</annotation>
  </semantics>
</math>
</file>

<file path=Object 42/content.xml><?xml version="1.0" encoding="utf-8"?>
<math xmlns="http://www.w3.org/1998/Math/MathML" display="block">
  <semantics>
    <mrow>
      <mi>A</mi>
      <mi mathvariant="normal">:</mi>
      <mrow>
        <mo fence="true" stretchy="true">{</mo>
        <mrow>
          <mtable>
            <mtr>
              <mtd>
                <mrow>
                  <mtext>#</mtext>
                  <mi>a</mi>
                  <mo stretchy="false">→</mo>
                  <mi>a</mi>
                  <mtext>#</mtext>
                </mrow>
              </mtd>
            </mtr>
            <mtr>
              <mtd>
                <mrow>
                  <mtext>#</mtext>
                  <mi>b</mi>
                  <mo stretchy="false">→</mo>
                  <mi>b</mi>
                  <mtext>#</mtext>
                </mrow>
              </mtd>
            </mtr>
            <mtr>
              <mtd>
                <mrow>
                  <mtext>#</mtext>
                  <mrow>
                    <mo stretchy="false">→</mo>
                    <mo stretchy="false">⋅</mo>
                    <mi mathvariant="italic">aba</mi>
                  </mrow>
                </mrow>
              </mtd>
            </mtr>
            <mtr>
              <mtd>
                <mrow>
                  <mo stretchy="false">→</mo>
                  <mtext>#</mtext>
                </mrow>
              </mtd>
            </mtr>
          </mtable>
        </mrow>
      </mrow>
      <mspace width="7em"/>
      <mi>B</mi>
      <mi mathvariant="normal">:</mi>
      <mrow>
        <mo fence="true" stretchy="true">{</mo>
        <mrow>
          <mtable>
            <mtr>
              <mtd>
                <mrow>
                  <mo stretchy="false">→</mo>
                  <mo stretchy="false">⋅</mo>
                  <mi mathvariant="italic">bab</mi>
                </mrow>
              </mtd>
            </mtr>
          </mtable>
        </mrow>
      </mrow>
      <mtext>||</mtext>
      <mtable>
        <mtr>
          <mtd>
            <mrow>
              <mtext>#</mtext>
              <mi>a</mi>
              <mo stretchy="false">→</mo>
              <mi>a</mi>
              <mtext>#</mtext>
            </mrow>
          </mtd>
        </mtr>
        <mtr>
          <mtd>
            <mrow>
              <mtext>#</mtext>
              <mi>b</mi>
              <mo stretchy="false">→</mo>
              <mi>b</mi>
              <mtext>#</mtext>
            </mrow>
          </mtd>
        </mtr>
        <mtr>
          <mtd>
            <mrow>
              <mtext>#</mtext>
              <mo stretchy="false">→</mo>
              <mi>α</mi>
              <mi mathvariant="italic">aba</mi>
            </mrow>
          </mtd>
        </mtr>
        <mtr>
          <mtd>
            <mrow>
              <mo stretchy="false">→</mo>
              <mtext>#</mtext>
            </mrow>
          </mtd>
        </mtr>
        <mtr>
          <mtd>
            <mrow>
              <mo stretchy="false">→</mo>
              <mi>α</mi>
            </mrow>
          </mtd>
        </mtr>
      </mtable>
      <mtext>|</mtext>
      <mtable>
        <mtr>
          <mtd>
            <mrow>
              <mo fence="true" stretchy="false">(</mo>
              <mrow>
                <mn>9</mn>
              </mrow>
              <mo fence="true" stretchy="false">)</mo>
            </mrow>
          </mtd>
        </mtr>
        <mtr>
          <mtd>
            <msup>
              <mi>A</mi>
              <mi>α</mi>
            </msup>
          </mtd>
        </mtr>
      </mtable>
      <mtext>||</mtext>
      <mtable>
        <mtr>
          <mtd>
            <mrow>
              <mi>α</mi>
              <mo stretchy="false">→</mo>
              <mi>α</mi>
              <mi>β</mi>
              <mover accent="true">
                <mi>b</mi>
                <mo stretchy="false">¯</mo>
              </mover>
              <mover accent="true">
                <mi>a</mi>
                <mo stretchy="false">¯</mo>
              </mover>
              <mover accent="true">
                <mi>b</mi>
                <mo stretchy="false">¯</mo>
              </mover>
            </mrow>
          </mtd>
        </mtr>
        <mtr>
          <mtd>
            <mrow>
              <mi>α</mi>
              <mo stretchy="false">→</mo>
              <mi>α</mi>
              <mi>β</mi>
            </mrow>
          </mtd>
        </mtr>
      </mtable>
      <mtext>||</mtext>
      <mrow>
        <mo fence="true" stretchy="false">(</mo>
        <mrow>
          <mn>8</mn>
        </mrow>
        <mo fence="true" stretchy="false">)</mo>
      </mrow>
      <mover accent="true">
        <msubsup>
          <mi>B</mi>
          <mi>α</mi>
          <mi>β</mi>
        </msubsup>
        <mo stretchy="false">¯</mo>
      </mover>
    </mrow>
    <annotation encoding="StarMath 5.0">A: left lbrace matrix { "#"a -&gt; a "#" ## "#"b -&gt; b"#" ## "#" -&gt; cdot aba ## -&gt; "#" } right none `````````````` B: left lbrace matrix { -&gt; cdot bab } right none "||" matrix { "#"a -&gt; a "#" ## "#"b -&gt; b"#" ## "#" -&gt; %alpha aba ## -&gt; "#" ## -&gt; %alpha } "|" matrix {( 9 ) ## A^%alpha} "||" matrix {%alpha -&gt; %alpha %beta bar b bar a bar b ## %alpha -&gt; %alpha %beta} "||" ( 8 ) bar B^%beta_%alpha</annotation>
  </semantics>
</math>
</file>

<file path=Object 43/content.xml><?xml version="1.0" encoding="utf-8"?>
<math xmlns="http://www.w3.org/1998/Math/MathML" display="block">
  <semantics>
    <mrow>
      <mi>C</mi>
      <mi mathvariant="normal">:</mi>
      <mrow>
        <mi>x</mi>
        <mo stretchy="false">=</mo>
        <mi mathvariant="italic">bbab</mi>
      </mrow>
      <msub>
        <mtext>|-</mtext>
        <mrow>
          <mo fence="true" stretchy="false">(</mo>
          <mrow>
            <mn>9</mn>
          </mrow>
          <mo fence="true" stretchy="false">)</mo>
        </mrow>
      </msub>
      <mtext>#</mtext>
      <mi mathvariant="italic">bbab</mi>
      <msub>
        <mtext>|=</mtext>
        <mrow>
          <mo fence="true" stretchy="false">(</mo>
          <mrow>
            <mn>9</mn>
          </mrow>
          <mo fence="true" stretchy="false">)</mo>
        </mrow>
      </msub>
      <mi mathvariant="italic">bbab</mi>
      <mtext>#|-</mtext>
      <mi mathvariant="italic">bbab</mi>
      <mi>α</mi>
      <mi mathvariant="italic">aba</mi>
      <msub>
        <mtext>|=</mtext>
        <mrow>
          <mo fence="true" stretchy="false">(</mo>
          <mrow>
            <mn>1</mn>
          </mrow>
          <mo fence="true" stretchy="false">)</mo>
        </mrow>
      </msub>
      <mi>α</mi>
      <mi mathvariant="italic">bbababa</mi>
      <msub>
        <mtext>|-</mtext>
        <mrow>
          <mo fence="true" stretchy="false">(</mo>
          <mrow>
            <mn>2</mn>
          </mrow>
          <mo fence="true" stretchy="false">)</mo>
        </mrow>
      </msub>
      <mi>α</mi>
      <mover accent="true">
        <mi>b</mi>
        <mo stretchy="false">¯</mo>
      </mover>
      <mi mathvariant="italic">bababa</mi>
      <msub>
        <mtext>|-</mtext>
        <mrow>
          <mo fence="true" stretchy="false">(</mo>
          <mrow>
            <mn>3</mn>
          </mrow>
          <mo fence="true" stretchy="false">)</mo>
        </mrow>
      </msub>
      <mi>α</mi>
      <mover accent="true">
        <mi>b</mi>
        <mo stretchy="false">¯</mo>
      </mover>
      <mover accent="true">
        <mi>b</mi>
        <mo stretchy="false">¯</mo>
      </mover>
      <mi mathvariant="italic">ababa</mi>
      <msub>
        <mtext>|=</mtext>
        <mrow>
          <mo fence="true" stretchy="false">(</mo>
          <mrow>
            <mn>3</mn>
          </mrow>
          <mo fence="true" stretchy="false">)</mo>
        </mrow>
      </msub>
    </mrow>
    <annotation encoding="StarMath 5.0">C: x = bbab "|-"_( 9 ) "#"bbab "|="_( 9 ) bbab"#|-" bbab %alpha aba "|="_( 1 ) %alpha bbababa "|-"_(2) %alpha bar b bababa "|-"_( 3 ) %alpha bar b bar b ababa "|="_( 3 )</annotation>
  </semantics>
</math>
</file>

<file path=Object 44/content.xml><?xml version="1.0" encoding="utf-8"?>
<math xmlns="http://www.w3.org/1998/Math/MathML" display="block">
  <semantics>
    <mrow>
      <msub>
        <mtext>|=</mtext>
        <mrow>
          <mo fence="true" stretchy="false">(</mo>
          <mrow>
            <mn>3</mn>
          </mrow>
          <mo fence="true" stretchy="false">)</mo>
        </mrow>
      </msub>
      <mi>α</mi>
      <mover accent="true">
        <mi>b</mi>
        <mo stretchy="false">¯</mo>
      </mover>
      <mover accent="true">
        <mi>b</mi>
        <mo stretchy="false">¯</mo>
      </mover>
      <mover accent="true">
        <mi>a</mi>
        <mo stretchy="false">¯</mo>
      </mover>
      <mover accent="true">
        <mi>b</mi>
        <mo stretchy="false">¯</mo>
      </mover>
      <mover accent="true">
        <mi>a</mi>
        <mo stretchy="false">¯</mo>
      </mover>
      <mover accent="true">
        <mi>b</mi>
        <mo stretchy="false">¯</mo>
      </mover>
      <mover accent="true">
        <mi>a</mi>
        <mo stretchy="false">¯</mo>
      </mover>
      <msub>
        <mtext>|-</mtext>
        <mrow>
          <mo fence="true" stretchy="false">(</mo>
          <mrow>
            <mn>8</mn>
          </mrow>
          <mo fence="true" stretchy="false">)</mo>
        </mrow>
      </msub>
      <mi>α</mi>
      <mi>β</mi>
      <mover accent="true">
        <mi>b</mi>
        <mo stretchy="false">¯</mo>
      </mover>
      <mover accent="true">
        <mi>a</mi>
        <mo stretchy="false">¯</mo>
      </mover>
      <mover accent="true">
        <mi>b</mi>
        <mo stretchy="false">¯</mo>
      </mover>
      <mover accent="true">
        <mi>b</mi>
        <mo stretchy="false">¯</mo>
      </mover>
      <mover accent="true">
        <mi>b</mi>
        <mo stretchy="false">¯</mo>
      </mover>
      <mover accent="true">
        <mi>a</mi>
        <mo stretchy="false">¯</mo>
      </mover>
      <mover accent="true">
        <mi>b</mi>
        <mo stretchy="false">¯</mo>
      </mover>
      <mover accent="true">
        <mi>a</mi>
        <mo stretchy="false">¯</mo>
      </mover>
      <mover accent="true">
        <mi>b</mi>
        <mo stretchy="false">¯</mo>
      </mover>
      <mover accent="true">
        <mi>a</mi>
        <mo stretchy="false">¯</mo>
      </mover>
      <msub>
        <mtext>|-</mtext>
        <mrow>
          <mo fence="true" stretchy="false">(</mo>
          <mrow>
            <mn>5</mn>
          </mrow>
          <mo fence="true" stretchy="false">)</mo>
        </mrow>
      </msub>
      <mi>α</mi>
      <mi>β</mi>
      <mi>b</mi>
      <mover accent="true">
        <mi>a</mi>
        <mo stretchy="false">¯</mo>
      </mover>
      <mover accent="true">
        <mi>b</mi>
        <mo stretchy="false">¯</mo>
      </mover>
      <mover accent="true">
        <mi>b</mi>
        <mo stretchy="false">¯</mo>
      </mover>
      <mover accent="true">
        <mi>b</mi>
        <mo stretchy="false">¯</mo>
      </mover>
      <mover accent="true">
        <mi>a</mi>
        <mo stretchy="false">¯</mo>
      </mover>
      <mover accent="true">
        <mi>b</mi>
        <mo stretchy="false">¯</mo>
      </mover>
      <mover accent="true">
        <mi>a</mi>
        <mo stretchy="false">¯</mo>
      </mover>
      <mover accent="true">
        <mi>b</mi>
        <mo stretchy="false">¯</mo>
      </mover>
      <mover accent="true">
        <mi>a</mi>
        <mo stretchy="false">¯</mo>
      </mover>
      <msub>
        <mtext>|=</mtext>
        <mrow>
          <mo fence="true" stretchy="false">(</mo>
          <mrow>
            <mn>6</mn>
          </mrow>
          <mo fence="true" stretchy="false">)</mo>
        </mrow>
      </msub>
      <mi>α</mi>
      <mi>β</mi>
      <mi mathvariant="italic">bab</mi>
      <munder>
        <munder>
          <mi mathvariant="italic">bbab</mi>
          <mo stretchy="true">⏟</mo>
        </munder>
        <mi>x</mi>
      </munder>
      <mi mathvariant="italic">aba</mi>
      <mrow>
        <msub>
          <mtext>|-</mtext>
          <mrow>
            <mo fence="true" stretchy="false">(</mo>
            <mrow>
              <mn>7</mn>
            </mrow>
            <mo fence="true" stretchy="false">)</mo>
          </mrow>
        </msub>
        <mo stretchy="false">⋅</mo>
        <mrow/>
      </mrow>
    </mrow>
    <annotation encoding="StarMath 5.0">"|="_( 3 ) %alpha bar b bar b bar a bar b bar a bar b bar a "|-"_( 8 ) %alpha %beta bar b bar a bar b bar b bar b bar a bar b bar a bar b bar a "|-"_( 5 ) %alpha %beta b bar a bar b bar b bar b bar a bar b bar a bar b bar a "|="_( 6 ) %alpha %beta bab bbab underbrace {x}  aba "|-"_( 7 ) cdot {  }</annotation>
  </semantics>
</math>
</file>

<file path=Object 45/content.xml><?xml version="1.0" encoding="utf-8"?>
<math xmlns="http://www.w3.org/1998/Math/MathML" display="block">
  <semantics>
    <mrow>
      <mrow>
        <msub>
          <mtext>|-</mtext>
          <mrow>
            <mo fence="true" stretchy="false">(</mo>
            <mrow>
              <mn>7</mn>
            </mrow>
            <mo fence="true" stretchy="false">)</mo>
          </mrow>
        </msub>
        <mo stretchy="false">⋅</mo>
        <mrow/>
      </mrow>
      <mi mathvariant="italic">babbbababa</mi>
    </mrow>
    <annotation encoding="StarMath 5.0">"|-"_( 7 ) cdot{  } babbbababa</annotation>
  </semantics>
</math>
</file>

<file path=Object 5/content.xml><?xml version="1.0" encoding="utf-8"?>
<math xmlns="http://www.w3.org/1998/Math/MathML" display="block">
  <semantics>
    <mrow>
      <mi>!</mi>
      <msup>
        <mi>A</mi>
        <mrow>
          <mrow/>
          <mo stretchy="false">⋅</mo>
          <mrow/>
        </mrow>
      </msup>
      <mrow>
        <mo fence="true" stretchy="false">(</mo>
        <mrow>
          <mi>x</mi>
        </mrow>
        <mo fence="true" stretchy="false">)</mo>
      </mrow>
      <mo stretchy="false">⇔</mo>
      <msup>
        <mi>A</mi>
        <mrow>
          <mrow/>
          <mo stretchy="false">⋅</mo>
          <mrow/>
        </mrow>
      </msup>
      <mi mathvariant="normal">:</mi>
      <mi>x</mi>
      <mtext>|=</mtext>
      <mrow>
        <mrow/>
        <mo stretchy="false">⋅</mo>
        <msup>
          <mi>A</mi>
          <mrow>
            <mrow/>
            <mo stretchy="false">⋅</mo>
            <mrow/>
          </mrow>
        </msup>
      </mrow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row>
        <mo fence="true" stretchy="false">(</mo>
        <mrow>
          <mi>x</mi>
        </mrow>
        <mo fence="true" stretchy="false">)</mo>
      </mrow>
    </mrow>
    <annotation encoding="StarMath 5.0">!A^{ {}cdot{} }(x) dlrarrow A^{ {}cdot{} }: x "|=" {  }cdot A^{ {}cdot{} } ( x  ) = A( x )</annotation>
  </semantics>
</math>
</file>

<file path=Object 6/content.xml><?xml version="1.0" encoding="utf-8"?>
<math xmlns="http://www.w3.org/1998/Math/MathML" display="block">
  <semantics>
    <mrow>
      <mrow>
        <mi>A</mi>
        <mo stretchy="false">=</mo>
        <mrow>
          <mo fence="true" stretchy="false">(</mo>
          <mrow>
            <mrow>
              <mi>V</mi>
              <mi>,</mi>
              <mi>S</mi>
              <mi>,</mi>
              <mi>P</mi>
            </mrow>
          </mrow>
          <mo fence="true" stretchy="false">)</mo>
        </mrow>
      </mrow>
      <mi>;</mi>
      <mi>A</mi>
      <mrow>
        <mi>'</mi>
        <mo stretchy="false">=</mo>
        <mrow>
          <mo fence="true" stretchy="false">(</mo>
          <mrow>
            <mrow>
              <mi>V</mi>
              <mrow>
                <mi>'</mi>
                <mo stretchy="false">⊃</mo>
                <mi>V</mi>
              </mrow>
              <mi>,</mi>
              <mi>S</mi>
              <mi>'</mi>
              <mi>,</mi>
              <mi>P</mi>
              <mi>'</mi>
            </mrow>
          </mrow>
          <mo fence="true" stretchy="false">)</mo>
        </mrow>
      </mrow>
      <mi>,</mi>
      <mi mathvariant="italic">где</mi>
      <mi>S</mi>
      <mrow>
        <mi>'</mi>
        <mo stretchy="false">=</mo>
        <mi>S</mi>
      </mrow>
      <mi>,</mi>
      <mi>P</mi>
      <mrow>
        <mi>'</mi>
        <mo stretchy="false">=</mo>
        <mi>P</mi>
      </mrow>
    </mrow>
    <annotation encoding="StarMath 5.0">A = ( V, S, P ); A' = ( V' supset V, S', P' ), где S' = S, P' = P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x</mi>
              <mo stretchy="false">∈</mo>
              <msup>
                <mi>V</mi>
                <mtext>*</mtext>
              </msup>
            </mrow>
          </mrow>
        </mrow>
        <mo fence="true" stretchy="false">)</mo>
      </mrow>
      <mrow>
        <mo fence="true" stretchy="false">(</mo>
        <mrow>
          <mrow>
            <mi>A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≃</mo>
              <mi>A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(forall x in V^"*")( A(x)  simeq   A'(x) )</annotation>
  </semantics>
</math>
</file>

<file path=Object 8/content.xml><?xml version="1.0" encoding="utf-8"?>
<math xmlns="http://www.w3.org/1998/Math/MathML" display="block">
  <semantics>
    <mtable>
      <mtr>
        <mtd>
          <mrow>
            <mi>A</mi>
            <mo stretchy="false">=</mo>
            <mrow>
              <mo fence="true" stretchy="false">(</mo>
              <mrow>
                <mrow>
                  <mi>V</mi>
                  <mi>,</mi>
                  <mi>S</mi>
                  <mi>,</mi>
                  <mi>P</mi>
                </mrow>
              </mrow>
              <mo fence="true" stretchy="false">)</mo>
            </mrow>
          </mrow>
        </mtd>
      </mtr>
      <mtr>
        <mtd>
          <mrow>
            <msup>
              <mi>A</mi>
              <mi>f</mi>
            </msup>
            <mi mathvariant="normal">:</mi>
            <mrow>
              <mo fence="true" stretchy="true">{</mo>
              <mrow>
                <mtable>
                  <mtr>
                    <mtd>
                      <mrow>
                        <mi>η</mi>
                        <mo stretchy="false">→</mo>
                        <mi>η</mi>
                        <mtext>//</mtext>
                        <mrow>
                          <mi>η</mi>
                          <mo stretchy="false">∈</mo>
                          <mi>V</mi>
                        </mrow>
                        <mrow>
                          <mi>'</mi>
                          <mo stretchy="false">∖</mo>
                          <mi>V</mi>
                        </mrow>
                        <mi>,</mi>
                        <mi mathvariant="italic">где</mi>
                        <mi>V</mi>
                        <mrow>
                          <mi>'</mi>
                          <mo stretchy="false">⊃</mo>
                          <mi>V</mi>
                        </mrow>
                      </mrow>
                    </mtd>
                  </mtr>
                  <mtr>
                    <mtd>
                      <mrow>
                        <mi mathvariant="italic">Схема</mi>
                        <mi>A</mi>
                        <mspace width="4.5em"/>
                        <mrow>
                          <msup>
                            <mi>A</mi>
                            <mi>f</mi>
                          </msup>
                          <mo stretchy="false">=</mo>
                          <mrow>
                            <mo fence="true" stretchy="false">(</mo>
                            <mrow>
                              <mrow>
                                <mi>V</mi>
                                <mi>'</mi>
                                <mi>,</mi>
                                <mi>S</mi>
                                <mi>'</mi>
                                <mi>,</mi>
                                <mi>P</mi>
                              </mrow>
                            </mrow>
                            <mo fence="true" stretchy="false">)</mo>
                          </mrow>
                        </mrow>
                      </mrow>
                    </mtd>
                  </mtr>
                </mtable>
              </mrow>
            </mrow>
          </mrow>
        </mtd>
      </mtr>
    </mtable>
    <annotation encoding="StarMath 5.0">A = ( V, S, P ) newline
A^f: left lbrace matrix { %eta -&gt; %eta "//" %eta in V' setminus V, где V' supset V  ## Схема A`````````A^f = (V', S', P)} right none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x</mi>
              <mo stretchy="false">∈</mo>
              <msup>
                <mi>V</mi>
                <mtext>*</mtext>
              </msup>
            </mrow>
          </mrow>
        </mrow>
        <mo fence="true" stretchy="false">)</mo>
      </mrow>
      <mrow>
        <mo fence="true" stretchy="false">(</mo>
        <mrow>
          <mrow>
            <mi>A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≃</mo>
              <msup>
                <mi>A</mi>
                <mi>f</mi>
              </msup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i mathvariant="italic">но</mi>
      <mrow>
        <mo fence="true" stretchy="false">(</mo>
        <mrow>
          <mrow>
            <mo stretchy="false">∀</mo>
            <mrow>
              <mi>y</mi>
              <mo stretchy="false">∈</mo>
              <msup>
                <mi>V</mi>
                <mtext>*</mtext>
              </msup>
            </mrow>
          </mrow>
        </mrow>
        <mo fence="true" stretchy="false">)</mo>
      </mrow>
      <mi>!</mi>
      <mrow>
        <mo stretchy="false">¬</mo>
        <msup>
          <mi>A</mi>
          <mi>f</mi>
        </msup>
      </mrow>
      <mrow>
        <mo fence="true" stretchy="false">(</mo>
        <mrow>
          <mi>y</mi>
        </mrow>
        <mo fence="true" stretchy="false">)</mo>
      </mrow>
    </mrow>
    <annotation encoding="StarMath 5.0">( forall x in V^"*" )( A(x) simeq A^f(x) ), но ( forall y in V^"*" ) ! neg A^f( y) </annotation>
  </semantics>
</math>
</file>